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" style:parent-style-name="Textbody" style:family="paragraph">
      <style:paragraph-properties fo:margin-bottom="0in"/>
      <style:text-properties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2" style:parent-style-name="Textbody" style:family="paragraph">
      <style:paragraph-properties fo:margin-bottom="0in"/>
      <style:text-properties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3" style:parent-style-name="Textbody" style:family="paragraph">
      <style:paragraph-properties fo:margin-bottom="0in"/>
      <style:text-properties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6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7" style:parent-style-name="Textbody" style:family="paragraph">
      <style:paragraph-properties fo:margin-bottom="0in"/>
    </style:style>
    <style:style style:name="T28" style:parent-style-name="DefaultParagraphFont" style:family="text">
      <style:text-properties fo:font-weight="bold" style:font-weight-asian="bold" style:font-weight-complex="bold" style:font-size-complex="12pt"/>
    </style:style>
    <style:style style:name="P29" style:parent-style-name="Textbody" style:family="paragraph">
      <style:paragraph-properties fo:margin-bottom="0in"/>
      <style:text-properties style:font-size-complex="12pt"/>
    </style:style>
    <style:style style:name="P30" style:parent-style-name="Textbody" style:family="paragraph">
      <style:paragraph-properties fo:margin-bottom="0in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peech Authentication System</text:p>
      <text:p text:style-name="P2"/>
      <text:p text:style-name="P3">Project Team Members</text:p>
      <text:p text:style-name="P4">Elena Simon<text:tab/></text:p>
      <text:p text:style-name="P5">Nabinta Niraula</text:p>
      <text:p text:style-name="P6">Ujjen Rajkarnikar</text:p>
      <text:p text:style-name="P7"/>
      <text:p text:style-name="P8">Project Summary</text:p>
      <text:p text:style-name="P9">A Speech authentication system that grants a user access to a system via speech recognition.</text:p>
      <text:p text:style-name="P10"/>
      <text:p text:style-name="P11">Goals and<text:s/>Objectives</text:p>
      <text:list text:style-name="LFO2" text:continue-numbering="true">
        <text:list-item>
          <text:p text:style-name="P12">Using a Google speech API to convert speech-to-text and vice versa.</text:p>
        </text:list-item>
        <text:list-item>
          <text:p text:style-name="P13">Comparing the user input audio with the saved audio file.</text:p>
        </text:list-item>
        <text:list-item>
          <text:p text:style-name="P14">Allowing access to the user after the audio matches up to 90% accuracy. <text:s text:c="2"/></text:p>
        </text:list-item>
      </text:list>
      <text:p text:style-name="P15"/>
      <text:p text:style-name="P16">GPIO</text:p>
      <text:p text:style-name="P17">The GPIO board includes two<text:s/>switches, one to turn on the mic for recording audio and the other to turn off the mic to stop the recording, connected by jumper wires. The board will include a LED bulb that indicates when the mic is on. The USB microphone is connected to the Raspberry Pi.</text:p>
      <text:p text:style-name="P18"><text:s/></text:p>
      <text:p text:style-name="P19">GUI</text:p>
      <text:p text:style-name="P20">The GUI will include a meter that highlights the intensity of the audio, a save button to save the recorded audio, a textbox that displays the user’s speech in text format, a reset button to reset the saved audio and a play button that will play the saved audio back.</text:p>
      <text:p text:style-name="P21"/>
      <text:p text:style-name="P22">Github Repository</text:p>
      <text:p text:style-name="P23">This project's Github repository is located at: https://github.com/Ujjen/Group-3.git</text:p>
      <text:p text:style-name="P24"/>
      <text:p text:style-name="P25">Gantt Chart</text:p>
      <text:p text:style-name="P26"/>
      <text:p text:style-name="P27"><text:span text:style-name="T28"><draw:frame draw:z-index="0" draw:id="id0" draw:style-name="a0" draw:name="Object 51" text:anchor-type="as-char" svg:x="0in" svg:y="0in" svg:width="3in" svg:height="3in" style:rel-width="scale" style:rel-height="scale"><draw:object-ole draw:class-id="25336920-03F9-11CF-8FD0-00AA00686F13" xlink:href="https://d.docs.live.net/013ebc9ec85688a6/Desktop/CSC132/Group-3/gantt%20chart(corrected)%20group%203.ods" xlink:type="simple" xlink:show="embed" xlink:actuate="onLoad"/><draw:image xlink:href="ObjectReplacements/Object 1" xlink:type="simple" xlink:show="embed" xlink:actuate="onLoad"/><svg:title/><svg:desc/></draw:frame></text:span></text:p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hammad Irteza Khan</meta:initial-creator>
    <dc:creator>Ujjen Raj</dc:creator>
    <meta:creation-date>2021-12-20T00:52:00Z</meta:creation-date>
    <dc:date>2022-01-21T04:01:00Z</dc:date>
    <meta:print-date>2022-01-21T03:50:00Z</meta:print-date>
    <meta:template xlink:href="Normal" xlink:type="simple"/>
    <meta:editing-cycles>3</meta:editing-cycles>
    <meta:editing-duration>PT2280S</meta:editing-duration>
    <meta:document-statistic meta:page-count="1" meta:paragraph-count="2" meta:word-count="187" meta:character-count="1251" meta:row-count="8" meta:non-whitespace-character-count="1066"/>
  </office:meta>
</office:document-meta>
</file>